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26e14b"/>
    </style:style>
    <style:style style:name="P93" style:family="paragraph" style:parent-style-name="Footnote">
      <style:text-properties officeooo:rsid="0e2b2f17" officeooo:paragraph-rsid="0e2b2f17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0e12a1f2"/>
    </style:style>
    <style:style style:name="P101" style:family="paragraph" style:parent-style-name="Standard">
      <style:text-properties officeooo:rsid="0e12a1f2" officeooo:paragraph-rsid="0e12a1f2"/>
    </style:style>
    <style:style style:name="P102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0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104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2fdc07"/>
    </style:style>
    <style:style style:name="P10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2" style:family="text">
      <style:text-properties fo:color="#000000" loext:opacity="100%" style:font-name="Liberation Sans" fo:font-size="10pt" fo:language="nl" fo:country="NL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 loext:padding="0.049cm" loext:border="0.31pt solid #000000"/>
    </style:style>
    <style:style style:name="T345" style:family="text">
      <style:text-properties fo:color="#000000" loext:opacity="100%" style:font-name="Liberation Sans" fo:font-size="10pt" fo:language="nl" fo:country="NL" fo:font-weight="bold" style:font-name-asian="HG Mincho Light J" style:font-size-asian="10pt" style:language-asian="nl" style:country-asian="NL" style:font-weight-asian="bold" style:font-name-complex="Arial Unicode MS" style:font-size-complex="10pt" style:language-complex="nl" style:country-complex="NL" style:font-weight-complex="bold"/>
    </style:style>
    <style:style style:name="T346" style:family="text">
      <style:text-properties fo:color="#000000" loext:opacity="100%" officeooo:rsid="004804ae"/>
    </style:style>
    <style:style style:name="T347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7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7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4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7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officeooo:rsid="047da547"/>
    </style:style>
    <style:style style:name="T3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2" style:family="text">
      <style:text-properties style:use-window-font-color="true" loext:opacity="0%" style:font-name="Liberation Sans" fo:font-size="12pt" style:font-size-asian="12pt" style:font-size-complex="12pt"/>
    </style:style>
    <style:style style:name="T403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4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5" style:family="text">
      <style:text-properties officeooo:rsid="04473353"/>
    </style:style>
    <style:style style:name="T40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8" style:family="text">
      <style:text-properties officeooo:rsid="0a6f0a69"/>
    </style:style>
    <style:style style:name="T409" style:family="text">
      <style:text-properties officeooo:rsid="0aace3cd"/>
    </style:style>
    <style:style style:name="T410" style:family="text">
      <style:text-properties officeooo:rsid="0b952edb"/>
    </style:style>
    <style:style style:name="T411" style:family="text">
      <style:text-properties fo:font-size="8pt" style:font-size-asian="8pt" style:font-size-complex="8pt" loext:padding="0.049cm" loext:border="0.31pt solid #000000"/>
    </style:style>
    <style:style style:name="T412" style:family="text">
      <style:text-properties officeooo:rsid="0394a435"/>
    </style:style>
    <style:style style:name="T413" style:family="text">
      <style:text-properties officeooo:rsid="0be4091b"/>
    </style:style>
    <style:style style:name="T414" style:family="text">
      <style:text-properties officeooo:rsid="0bf888a9"/>
    </style:style>
    <style:style style:name="T415" style:family="text">
      <style:text-properties officeooo:rsid="0cf7e116"/>
    </style:style>
    <style:style style:name="T416" style:family="text">
      <style:text-properties officeooo:rsid="0d52ea33"/>
    </style:style>
    <style:style style:name="T417" style:family="text">
      <style:text-properties officeooo:rsid="0dd5c0d9"/>
    </style:style>
    <style:style style:name="T418" style:family="text">
      <style:text-properties officeooo:rsid="0dd5fde1"/>
    </style:style>
    <style:style style:name="T419" style:family="text">
      <style:text-properties officeooo:rsid="0dd7714a"/>
    </style:style>
    <style:style style:name="T420" style:family="text">
      <style:text-properties officeooo:rsid="0e87ed43"/>
    </style:style>
    <style:style style:name="T421" style:family="text">
      <style:text-properties officeooo:rsid="0de11971"/>
    </style:style>
    <style:style style:name="T422" style:family="text">
      <style:text-properties style:font-name="Liberation Sans"/>
    </style:style>
    <style:style style:name="T423" style:family="text">
      <style:text-properties style:font-name="Liberation Sans" fo:font-size="12pt"/>
    </style:style>
    <style:style style:name="T42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6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1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font-name="Liberation Sans" fo:font-size="12pt" fo:font-style="normal" officeooo:rsid="00bddfbe" style:font-size-asian="12pt" style:font-size-complex="12pt"/>
    </style:style>
    <style:style style:name="T433" style:family="text">
      <style:text-properties style:font-name="Liberation Sans" fo:font-size="12pt" officeooo:rsid="047da547" style:font-size-asian="12pt"/>
    </style:style>
    <style:style style:name="T434" style:family="text">
      <style:text-properties style:font-name="Liberation Sans" fo:font-size="12pt" style:font-size-asian="12pt" style:font-size-complex="12pt"/>
    </style:style>
    <style:style style:name="T435" style:family="text">
      <style:text-properties style:font-name="Liberation Sans" fo:font-size="12pt" officeooo:rsid="01657261" style:font-size-asian="12pt" style:font-size-complex="12pt"/>
    </style:style>
    <style:style style:name="T436" style:family="text">
      <style:text-properties style:font-name="Liberation Sans" fo:font-size="12pt" officeooo:rsid="00bddfbe" style:font-size-asian="12pt" style:font-size-complex="12pt"/>
    </style:style>
    <style:style style:name="T437" style:family="text">
      <style:text-properties style:font-name="Liberation Sans" fo:font-size="12pt" officeooo:rsid="050aa1f1" style:font-size-asian="12pt" style:font-size-complex="12pt"/>
    </style:style>
    <style:style style:name="T438" style:family="text">
      <style:text-properties style:font-name="Liberation Sans" fo:font-size="12pt" officeooo:rsid="05903285" style:font-size-asian="12pt" style:font-size-complex="12pt"/>
    </style:style>
    <style:style style:name="T439" style:family="text">
      <style:text-properties style:font-name="Liberation Sans" fo:font-size="12pt" officeooo:rsid="0594b105" style:font-size-asian="12pt" style:font-size-complex="12pt"/>
    </style:style>
    <style:style style:name="T440" style:family="text">
      <style:text-properties style:font-name="Liberation Sans" fo:font-size="12pt" officeooo:rsid="0d1ec96e" style:font-size-asian="12pt" style:font-size-complex="12pt"/>
    </style:style>
    <style:style style:name="T441" style:family="text">
      <style:text-properties style:font-name="Liberation Sans" officeooo:rsid="047fb57c"/>
    </style:style>
    <style:style style:name="T442" style:family="text">
      <style:text-properties style:font-name="Liberation Sans" officeooo:rsid="047da547"/>
    </style:style>
    <style:style style:name="T443" style:family="text">
      <style:text-properties officeooo:rsid="0dfbebc7"/>
    </style:style>
    <style:style style:name="T444" style:family="text">
      <style:text-properties officeooo:rsid="01657261" style:font-size-complex="12pt"/>
    </style:style>
    <style:style style:name="T445" style:family="text">
      <style:text-properties officeooo:rsid="0e1061f0"/>
    </style:style>
    <style:style style:name="T446" style:family="text">
      <style:text-properties officeooo:rsid="0e1fd37f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officeooo:rsid="0e319beb" style:font-weight-asian="bold" style:font-weight-complex="bold"/>
    </style:style>
    <style:style style:name="T449" style:family="text">
      <style:text-properties officeooo:rsid="0e2b2397"/>
    </style:style>
    <style:style style:name="T450" style:family="text">
      <style:text-properties officeooo:rsid="0e2e0824"/>
    </style:style>
    <style:style style:name="T451" style:family="text">
      <style:text-properties officeooo:rsid="0e319be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307">C</text:span></text:span><text:span text:style-name="Strong_20_Emphasis"><text:span text:style-name="T306">hecklist voor </text:span></text:span><text:span text:style-name="Strong_20_Emphasis"><text:span text:style-name="T308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0">2</text:span></text:span><text:span text:style-name="Strong_20_Emphasis"><text:span text:style-name="T316">2</text:span></text:span><text:span text:style-name="Strong_20_Emphasis"><text:span text:style-name="T311">.04</text:span></text:span><text:reference-mark-end text:name="Versie"/><text:span text:style-name="Strong_20_Emphasis"><text:span text:style-name="T317"> </text:span></text:span><text:span text:style-name="Strong_20_Emphasis"><text:span text:style-name="T318">LTS</text:span></text:span><text:span text:style-name="Strong_20_Emphasis"><text:span text:style-name="T312"><text:note text:id="ftn1" text:note-class="footnote"><text:note-citation>1</text:note-citation><text:note-body><text:p text:style-name="P91"><text:span text:style-name="T412">Deze versie </text:span><text:span text:style-name="T413">2</text:span><text:span text:style-name="T443">2</text:span><text:span text:style-name="T413">.04 </text:span><text:span text:style-name="T412">heeft codenaam Jammy Jellyfish (</text:span><text:span text:style-name="T347">jammy</text:span><text:span text:style-name="T412">) en is een zogenaamde LTS-versie (</text:span><text:span text:style-name="T421">LTS=</text:span><text:span text:style-name="T412">Long-Term Support, langetermijnondersteuning). <text:s/>Een LTS-versie verschijnt iedere twee jaar </text:span><text:span text:style-name="T416">in </text:span><text:span text:style-name="T412">april (deze in april 202</text:span><text:span text:style-name="T443">2</text:span><text:span text:style-name="T412">) en wordt </text:span><text:span text:style-name="T446">standaard </text:span><text:span text:style-name="T412">vanaf vrijgave </text:span><text:span text:style-name="T289">vijf</text:span><text:span text:style-name="T412"> jaar ondersteund</text:span><text:span text:style-name="T408"> </text:span><text:span text:style-name="T412">(</text:span><text:span text:style-name="T414">updates </text:span><text:span text:style-name="T412">tot april 202</text:span><text:span text:style-name="T443">7</text:span><text:span text:style-name="T408">)</text:span><text:span text:style-name="T412">.</text:span></text:p></text:note-body></text:note></text:span></text:span><text:span text:style-name="Strong_20_Emphasis"><text:span text:style-name="T313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5">.</text:span></text:span></text:p>
      <text:p text:style-name="P9"/>
      <text:p text:style-name="P90"><text:span text:style-name="T53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424">karelzimmer.nl</text:span></text:span></text:a><text:span text:style-name="T306"> </text:span><text:span text:style-name="T375">voor</text:span><text:span text:style-name="T376"> </text:span><text:span text:style-name="T377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22">V</text:span><text:span text:style-name="T441">ul de waarden in het tekstvak achter de </text:span><text:span text:style-name="Definition"><text:span text:style-name="T433">schuingedrukte</text:span></text:span><text:span text:style-name="T422"> </text:span><text:span text:style-name="T442">woorden </text:span><text:span text:style-name="T378">(zie toelichting)</text:span><text:span text:style-name="T442">:</text:span></text:p>
      <text:p text:style-name="P3"><text:span text:style-name="Definition"><text:span text:style-name="T396">g</text:span></text:span><text:span text:style-name="Definition"><text:span text:style-name="T395">ebruiker</text:span></text:span><text:span text:style-name="Definition"><text:span text:style-name="T384"><text:tab/><text:tab/></text:span></text:span><text:span text:style-name="Definition"><text:span text:style-name="T402"> <text:tab/><text:tab/></text:span></text:span><text:span text:style-name="T385"><draw:control text:anchor-type="as-char" svg:y="-0.429cm" draw:z-index="14" draw:name="Gebruiker" draw:style-name="gr2" draw:text-style-name="P108" svg:width="6.061cm" svg:height="0.6cm" draw:control="control15"><svg:title>Gebruiker</svg:title><svg:desc>Volledige naam, bijv. Jan Stek</svg:desc></draw:control></text:span><text:span text:style-name="T385"><text:tab/></text:span><text:span text:style-name="T386">(</text:span><text:span text:style-name="T380">volledige naam, bijv. </text:span><text:span text:style-name="T382">J</text:span><text:span text:style-name="T401">a</text:span><text:span text:style-name="T382">n </text:span><text:span text:style-name="T401">Jansen</text:span><text:span text:style-name="T381">)</text:span></text:p>
      <text:p text:style-name="Standard"><text:span text:style-name="Definition"><text:span text:style-name="T396">g</text:span></text:span><text:span text:style-name="Definition"><text:span text:style-name="T395">ebruikersnaam</text:span></text:span><text:span text:style-name="Definition"><text:span text:style-name="T379"><text:tab/></text:span></text:span><text:span text:style-name="Definition"><text:span text:style-name="T379"><draw:control text:anchor-type="as-char" svg:y="-0.429cm" draw:z-index="15" draw:name="Gberuikersnaam" draw:style-name="gr2" draw:text-style-name="P108" svg:width="6.061cm" svg:height="0.6cm" draw:control="control16"><svg:title>Gebruikersnaam</svg:title><svg:desc>Korte naam, bijv. jan</svg:desc></draw:control></text:span></text:span><text:span text:style-name="Definition"><text:span text:style-name="T379"><text:tab/></text:span></text:span><text:span text:style-name="T425">(korte naam, bijv. </text:span><text:span text:style-name="T321">j</text:span><text:span text:style-name="T322">an</text:span><text:span text:style-name="T425">)</text:span></text:p>
      <text:p text:style-name="P2"><text:span text:style-name="Definition"><text:span text:style-name="T399">c</text:span></text:span><text:span text:style-name="Definition"><text:span text:style-name="T398">omputernaam</text:span></text:span><text:span text:style-name="Definition"><text:span text:style-name="T387"><text:tab/><text:tab/></text:span></text:span><text:span text:style-name="Definition"><text:span text:style-name="T385"><draw:control text:anchor-type="as-char" svg:y="-0.429cm" draw:z-index="16" draw:name="Computernaam" draw:style-name="gr2" draw:text-style-name="P108" svg:width="6.061cm" svg:height="0.6cm" draw:control="control17"><svg:title>Computernaam</svg:title><svg:desc>Unieke naam van de computer</svg:desc></draw:control></text:span></text:span><text:span text:style-name="Definition"><text:span text:style-name="T385"><text:tab/></text:span></text:span><text:span text:style-name="Definition"><text:span text:style-name="T388">(</text:span></text:span><text:span text:style-name="Definition"><text:span text:style-name="T389">naam van de compute</text:span></text:span><text:span text:style-name="Definition"><text:span text:style-name="T390">r, </text:span></text:span><text:span text:style-name="Definition"><text:span text:style-name="T391">bijv. pc01</text:span></text:span><text:span text:style-name="Definition"><text:span text:style-name="T388">)</text:span></text:span></text:p>
      <text:p text:style-name="P2"><text:span text:style-name="Definition"><text:span text:style-name="T396">o</text:span></text:span><text:span text:style-name="Definition"><text:span text:style-name="T395">pstartmenu</text:span></text:span><text:span text:style-name="Definition"><text:span text:style-name="T385"><text:tab/><text:tab/><text:tab/></text:span></text:span><text:span text:style-name="Definition"><text:span text:style-name="T385"><draw:control text:anchor-type="as-char" svg:y="-0.429cm" draw:z-index="17" draw:name="Opstartmenu" draw:style-name="gr2" draw:text-style-name="P108" svg:width="6.061cm" svg:height="0.6cm" draw:control="control18"><svg:title>Opstartmenu</svg:title><svg:desc>Toets voor het opstartmenu ("bootmenu")</svg:desc></draw:control></text:span></text:span><text:span text:style-name="Definition"><text:span text:style-name="T385"><text:tab/></text:span></text:span><text:span text:style-name="Definition"><text:span text:style-name="T388">(</text:span></text:span><text:span text:style-name="Definition"><text:span text:style-name="T389">to</text:span></text:span><text:span text:style-name="Definition"><text:span text:style-name="T392">ets voor het opstartmedium</text:span></text:span><text:span text:style-name="Definition"><text:span text:style-name="T393">)</text:span></text:span></text:p>
      <text:p text:style-name="P2"><text:span text:style-name="Definition"><text:span text:style-name="T399">i</text:span></text:span><text:span text:style-name="Definition"><text:span text:style-name="T400">nstellingen</text:span></text:span><text:span text:style-name="T388"><text:tab/><text:tab/> <text:tab/></text:span><text:span text:style-name="T388"><draw:control text:anchor-type="as-char" svg:y="-0.429cm" draw:z-index="13" draw:name="Instellingen" draw:style-name="gr2" draw:text-style-name="P108" svg:width="6.061cm" svg:height="0.6cm" draw:control="control14"><svg:title>Instellingen</svg:title><svg:desc>Toets voor het BIOS/UEFI-scherm ("setup")</svg:desc></draw:control></text:span><text:span text:style-name="T388"><text:tab/>(</text:span><text:span text:style-name="T389">toets voor het BIOS/UEFI-scherm</text:span><text:span text:style-name="T388">)</text:span></text:p>
      <text:p text:style-name="P5"><text:span text:style-name="Definition"><text:span text:style-name="T396">g</text:span></text:span><text:span text:style-name="Definition"><text:span text:style-name="T395">ebruiker</text:span></text:span><text:span text:style-name="Definition"><text:span text:style-name="T397">2</text:span></text:span><text:span text:style-name="Definition"><text:span text:style-name="T384"><text:tab/></text:span></text:span><text:span text:style-name="Definition"><text:span text:style-name="T402"> <text:tab/><text:tab/></text:span></text:span><text:span text:style-name="T385"><draw:control text:anchor-type="as-char" svg:y="-0.429cm" draw:z-index="26" draw:name="Gebruiker 1" draw:style-name="gr2" draw:text-style-name="P108" svg:width="6.061cm" svg:height="0.6cm" draw:control="control27"><svg:title>Gebruiker</svg:title><svg:desc>Volledige naam, bijv. Jan Stek</svg:desc></draw:control></text:span><text:span text:style-name="T385"><text:tab/></text:span><text:span text:style-name="T386">(</text:span><text:span text:style-name="T380">volledige naam </text:span><text:span text:style-name="T383">evt. 2</text:span><text:span text:style-name="T403">e</text:span><text:span text:style-name="T383"> gebruiker</text:span><text:span text:style-name="T381">)</text:span></text:p>
      <text:p text:style-name="P92"><text:span text:style-name="Definition"><text:span text:style-name="T396">g</text:span></text:span><text:span text:style-name="Definition"><text:span text:style-name="T395">ebruikersnaam</text:span></text:span><text:span text:style-name="Definition"><text:span text:style-name="T397">2</text:span></text:span><text:span text:style-name="Definition"><text:span text:style-name="T379"><text:tab/></text:span></text:span><text:span text:style-name="Definition"><text:span text:style-name="T379"><draw:control text:anchor-type="as-char" svg:y="-0.429cm" draw:z-index="27" draw:name="Gberuikersnaam 1" draw:style-name="gr2" draw:text-style-name="P108" svg:width="6.061cm" svg:height="0.6cm" draw:control="control28"><svg:title>Gebruikersnaam</svg:title><svg:desc>Korte naam, bijv. jan</svg:desc></draw:control></text:span></text:span><text:span text:style-name="Definition"><text:span text:style-name="T379"><text:tab/></text:span></text:span><text:span text:style-name="T425">(korte naam</text:span><text:span text:style-name="T322"> </text:span><text:span text:style-name="T394">evt. 2</text:span><text:span text:style-name="T404">e</text:span><text:span text:style-name="T394"> gebruiker</text:span><text:span text:style-name="T425">)</text:span></text:p>
      <text:p text:style-name="P5"><text:span text:style-name="T323">Vervang </text:span><text:span text:style-name="Definition"><text:span text:style-name="T427">schuingedrukte</text:span></text:span><text:span text:style-name="T323"> </text:span><text:span text:style-name="T324">woorden </text:span><text:span text:style-name="T323">in deze checklist door </text:span><text:span text:style-name="T324">boven</text:span><text:span text:style-name="T323">staande waarden.</text:span></text:p>
      <text:p text:style-name="P12"/>
      <text:p text:style-name="P1"><text:span text:style-name="Strong_20_Emphasis"><text:span text:style-name="T331"/></text:span></text:p>
      <text:p text:style-name="P4"><text:span text:style-name="T325">Nog niet op Linux?<text:tab/></text:span><text:span text:style-name="T329"><text:tab/></text:span><text:span text:style-name="T330">G</text:span><text:span text:style-name="T326">ebruik </text:span><text:span text:style-name="Strong_20_Emphasis"><text:span text:style-name="T333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426">karelzimmer.nl</text:span></text:span></text:a><text:span text:style-name="T327"> onder </text:span><text:span text:style-name="T332">Linux</text:span><text:span text:style-name="T328">.</text:span></text:p>
      <text:p text:style-name="P46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5"/>
      <text:list xml:id="list3420295852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59485793264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5" draw:name="Vorm3_ 1" draw:style-name="gr1" draw:text-style-name="P107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959469220496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3959476318832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107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1">Aanmelden als </text:span></text:span><text:span text:style-name="Definition"><text:span text:style-name="T429">gebruike</text:span></text:span><text:span text:style-name="Definition"><text:span text:style-name="T430">r</text:span></text:span><text:span text:style-name="Strong_20_Emphasis"><text:span text:style-name="T102"><text:note text:id="ftn3" text:note-class="footnote"><text:note-citation>3</text:note-citation><text:note-body><text:p text:style-name="P83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959486942736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3959489643200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3959489643824">
          <table:table-cell table:style-name="_31_._5f_Installatie_5f_voorbereiden.A1" office:value-type="string">
            <text:p text:style-name="P72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2"><text:span text:style-name="T434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395949372691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34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395949372753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3959474250016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10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87">D</text:span>e <text:span text:style-name="T411">Super</text:span>-toets <text:span text:style-name="T287">is </text:span>de Windows<text:span text:style-name="T415">-</text:span><text:span text:style-name="T410">toets</text:span>, <text:span text:style-name="T415">C</text:span>ommand-<text:span text:style-name="T410">toets</text:span>, of <text:span text:style-name="T415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3959474250640">
          <table:table-cell table:style-name="_31_._5f_Installatie_5f_voorbereiden.A1" office:value-type="string">
            <text:p text:style-name="P73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201013209928654" text:continue-numbering="true" text:style-name="L1">
        <text:list-item>
          <text:p text:style-name="P98"><text:bookmark-start text:name="__RefNumPara__4009_1271708128"/><text:span text:style-name="Strong_20_Emphasis"><text:span text:style-name="T423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59414351456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46">een </text:span><text:span text:style-name="T346"><text:reference-ref text:reference-format="text" text:ref-name="Distributie">Ubuntu</text:reference-ref></text:span><text:span text:style-name="T346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0"><text:span text:style-name="T405">Vanaf ee</text:span>n Live <text:span text:style-name="T409">USB-stick of </text:span><text:span text:style-name="T288">C</text:span><text:span text:style-name="T409">D</text:span><text:span text:style-name="T3"> </text:span>kunt <text:span text:style-name="T405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7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06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5">Waar </text:span>in deze checklist “CD” <text:span text:style-name="T445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0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4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5">instellingen</text:span></text:span><text:span text:style-name="T260">.</text:span></text:p>
          </table:table-cell>
        </table:table-row>
        <table:table-row table:style-name="TableLine93959485231104">
          <table:table-cell table:style-name="_32_._5f_Installatie_5f_uitvoeren.A1" office:value-type="string">
            <text:p text:style-name="P57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3959488635200">
          <table:table-cell table:style-name="_32_._5f_Installatie_5f_uitvoeren.A1" office:value-type="string">
            <text:p text:style-name="P57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19"><text:span text:style-name="T335">Kies </text:span><text:span text:style-name="T334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35">.</text:span></text:p>
          </table:table-cell>
        </table:table-row>
        <table:table-row table:style-name="TableLine9395949168902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34"><text:s/></text:span></text:span><text:span text:style-name="T118"><draw:control text:anchor-type="as-char" draw:z-index="3" draw:name="Vorm12" draw:style-name="gr1" draw:text-style-name="P107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3959525614944">
          <table:table-cell table:style-name="_32_._5f_Installatie_5f_uitvoeren.A1" office:value-type="string">
            <text:p text:style-name="P57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3959525615456">
          <table:table-cell table:style-name="_32_._5f_Installatie_5f_uitvoeren.A1" office:value-type="string">
            <text:p text:style-name="P57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3959482986624">
          <table:table-cell table:style-name="_32_._5f_Installatie_5f_uitvoeren.A1" office:value-type="string">
            <text:p text:style-name="P57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395948298724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959489173616">
          <table:table-cell table:style-name="_32_._5f_Installatie_5f_uitvoeren.A1" office:value-type="string">
            <text:p text:style-name="P57"><text:span text:style-name="Strong_20_Emphasis"><text:span text:style-name="T434"><text:s/></text:span></text:span><text:span text:style-name="T118"><draw:control text:anchor-type="as-char" draw:z-index="4" draw:name="Vorm16" draw:style-name="gr1" draw:text-style-name="P107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49">het gewenste </text:span></text:span><text:span text:style-name="Strong_20_Emphasis"><text:span text:style-name="T366">Installatie type</text:span></text:span><text:span text:style-name="Strong_20_Emphasis"><text:span text:style-name="T349">.</text:span></text:span></text:p>
          </table:table-cell>
        </table:table-row>
        <table:table-row table:style-name="TableLine9395948917424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50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3959490581504">
          <table:table-cell table:style-name="_32_._5f_Installatie_5f_uitvoeren.A1" office:value-type="string">
            <text:p text:style-name="P75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395949058212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3959491327600">
          <table:table-cell table:style-name="_32_._5f_Installatie_5f_uitvoeren.A1" office:value-type="string">
            <text:p text:style-name="P57"><text:span text:style-name="Strong_20_Emphasis"><text:span text:style-name="T434"><text:s/></text:span></text:span><text:span text:style-name="T118"><draw:control text:anchor-type="as-char" draw:z-index="5" draw:name="Vorm19" draw:style-name="gr1" draw:text-style-name="P107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1">O</text:span></text:span><text:span text:style-name="Strong_20_Emphasis"><text:span text:style-name="T352">p </text:span></text:span><text:span text:style-name="Strong_20_Emphasis"><text:span text:style-name="T353">het </text:span></text:span><text:span text:style-name="Strong_20_Emphasis"><text:span text:style-name="T354">scherm </text:span></text:span><text:span text:style-name="Strong_20_Emphasis"><text:span text:style-name="T367">Waar bevindt u zich?</text:span></text:span><text:span text:style-name="Strong_20_Emphasis"><text:span text:style-name="T354"> </text:span></text:span><text:span text:style-name="Strong_20_Emphasis"><text:span text:style-name="T355">controleer </text:span></text:span><text:span text:style-name="Strong_20_Emphasis"><text:span text:style-name="T356">de </text:span></text:span><text:span text:style-name="Strong_20_Emphasis"><text:span text:style-name="T355">locatie en </text:span></text:span><text:span text:style-name="Strong_20_Emphasis"><text:span text:style-name="T351">klik </text:span></text:span><text:span text:style-name="Strong_20_Emphasis"><text:span text:style-name="T354">op </text:span></text:span><text:span text:style-name="Strong_20_Emphasis"><text:span text:style-name="T367">Verder</text:span></text:span><text:span text:style-name="Strong_20_Emphasis"><text:span text:style-name="T354">.</text:span></text:span></text:p>
          </table:table-cell>
        </table:table-row>
        <table:table-row table:style-name="TableLine93959491328224">
          <table:table-cell table:style-name="_32_._5f_Installatie_5f_uitvoeren.A1" office:value-type="string">
            <text:p text:style-name="P57"><text:span text:style-name="Strong_20_Emphasis"><text:span text:style-name="T434"/></text:span></text:p>
          </table:table-cell>
          <table:table-cell table:style-name="_32_._5f_Installatie_5f_uitvoeren.A1" office:value-type="string">
            <text:p text:style-name="P7"><text:span text:style-name="T368">Op </text:span><text:span text:style-name="T369">het </text:span><text:span text:style-name="T367">scherm </text:span><text:span text:style-name="Strong_20_Emphasis"><text:span text:style-name="T367">Wie bent u?</text:span></text:span><text:span text:style-name="T367"> </text:span><text:span text:style-name="T368">vul </text:span><text:span text:style-name="T370">in </text:span><text:span text:style-name="Strong_20_Emphasis"><text:span text:style-name="T371">Uw n</text:span></text:span><text:span text:style-name="Strong_20_Emphasis"><text:span text:style-name="T372">aam</text:span></text:span><text:span text:style-name="Strong_20_Emphasis"><text:span text:style-name="T357"> </text:span></text:span><text:span text:style-name="Definition"><text:span text:style-name="T436">gebruiker</text:span></text:span><text:span text:style-name="Strong_20_Emphasis"><text:span text:style-name="T358">, <text:line-break/></text:span></text:span><text:span text:style-name="Strong_20_Emphasis"><text:span text:style-name="T372">Naam </text:span></text:span><text:span text:style-name="Strong_20_Emphasis"><text:span text:style-name="T371">van uw </text:span></text:span><text:span text:style-name="Strong_20_Emphasis"><text:span text:style-name="T373">computer</text:span></text:span><text:span text:style-name="Definition"><text:span text:style-name="T432"> </text:span></text:span><text:span text:style-name="Definition"><text:span text:style-name="T436">computernaam</text:span></text:span><text:span text:style-name="Strong_20_Emphasis"><text:span text:style-name="T357">,<text:line-break/></text:span></text:span><text:span text:style-name="Strong_20_Emphasis"><text:span text:style-name="T371">Kies een g</text:span></text:span><text:span text:style-name="Strong_20_Emphasis"><text:span text:style-name="T373">ebruikersnaam</text:span></text:span><text:span text:style-name="Strong_20_Emphasis"><text:span text:style-name="T357"> </text:span></text:span><text:span text:style-name="Definition"><text:span text:style-name="T436">gebruikersnaam</text:span></text:span><text:span text:style-name="Strong_20_Emphasis"><text:span text:style-name="T357">,<text:line-break/></text:span></text:span><text:span text:style-name="Strong_20_Emphasis"><text:span text:style-name="T359">g</text:span></text:span><text:span text:style-name="Strong_20_Emphasis"><text:span text:style-name="T348">eef tweemaal een </text:span></text:span><text:span text:style-name="Strong_20_Emphasis"><text:span text:style-name="T365">wachtwoord</text:span></text:span><text:span text:style-name="Strong_20_Emphasis"><text:span text:style-name="T348">,</text:span></text:span><text:span text:style-name="Strong_20_Emphasis"><text:span text:style-name="T362"> </text:span></text:span><text:span text:style-name="Strong_20_Emphasis"><text:span text:style-name="T363">en</text:span></text:span><text:span text:style-name="Strong_20_Emphasis"><text:span text:style-name="T362"> </text:span></text:span><text:span text:style-name="Strong_20_Emphasis"><text:span text:style-name="T364">k</text:span></text:span><text:span text:style-name="Strong_20_Emphasis"><text:span text:style-name="T348">lik op </text:span></text:span><text:span text:style-name="Strong_20_Emphasis"><text:span text:style-name="T365">Verder</text:span></text:span><text:span text:style-name="Strong_20_Emphasis"><text:span text:style-name="T348">.</text:span></text:span></text:p>
          </table:table-cell>
        </table:table-row>
        <table:table-row table:style-name="TableLine9395949743316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59497433792">
          <table:table-cell table:style-name="_32_._5f_Installatie_5f_uitvoeren.A1" office:value-type="string">
            <text:p text:style-name="P57"><text:span text:style-name="Strong_20_Emphasis"><text:span text:style-name="T434"><text:s/></text:span></text:span><text:span text:style-name="T118"><draw:control text:anchor-type="as-char" draw:z-index="6" draw:name="Vorm21" draw:style-name="gr1" draw:text-style-name="P107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0">O</text:span></text:span><text:span text:style-name="Strong_20_Emphasis"><text:span text:style-name="T361">p het scherm </text:span></text:span><text:span text:style-name="Strong_20_Emphasis"><text:span text:style-name="T374">Installatie voltooid</text:span></text:span><text:span text:style-name="Strong_20_Emphasis"><text:span text:style-name="T361"> </text:span></text:span><text:span text:style-name="Strong_20_Emphasis"><text:span text:style-name="T360">klik </text:span></text:span><text:span text:style-name="Strong_20_Emphasis"><text:span text:style-name="T348">op </text:span></text:span><text:span text:style-name="Strong_20_Emphasis"><text:span text:style-name="T365">Nu herstarten</text:span></text:span><text:span text:style-name="Strong_20_Emphasis"><text:span text:style-name="T348">.</text:span></text:span></text:p>
          </table:table-cell>
        </table:table-row>
        <table:table-row table:style-name="TableLine9395948803422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3959488034848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10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49"><text:span text:style-name="Strong_20_Emphasis"><text:span text:style-name="T196"/></text:span></text:p>
      <text:list xml:id="list201013379802446" text:continue-numbering="true" text:style-name="L1">
        <text:list-item>
          <text:p text:style-name="P95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59489686992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10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8">gebruiker</text:span></text:span><text:span text:style-name="Strong_20_Emphasis"><text:span text:style-name="T85">.</text:span></text:span></text:p>
          </table:table-cell>
        </table:table-row>
        <table:table-row table:style-name="TableLine939594701110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9"/></text:span></text:p>
          </table:table-cell>
        </table:table-row>
        <table:table-row table:style-name="TableLine93959502069872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10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3959483886144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39594918686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59488321776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107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7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395949170212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39594860688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39594999807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59491869392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10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39594913705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395952578848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59548473280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10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3959493662496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6"><text:span text:style-name="T336">Als</text:span><text:span text:style-name="T337"> </text:span><text:span text:style-name="T338">er </text:span><text:span text:style-name="T337">updates beschikbaar zijn, k</text:span><text:span text:style-name="T339">lik op </text:span><text:span text:style-name="Strong_20_Emphasis"><text:span text:style-name="T339">Nu installeren</text:span></text:span><text:span text:style-name="T339">.</text:span></text:p>
          </table:table-cell>
        </table:table-row>
        <table:table-row table:style-name="TableLine93959502068704">
          <table:table-cell table:style-name="_33_._5f_Installatie_5f_afronden.A1" office:value-type="string">
            <text:p text:style-name="P58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6"><text:span text:style-name="T340">A</text:span><text:span text:style-name="T434">ls </text:span><text:span text:style-name="Strong_20_Emphasis"><text:span text:style-name="T341">Updatebeheer </text:span></text:span><text:span text:style-name="T434">hierom vraagt, </text:span><text:span text:style-name="T437">h</text:span><text:span text:style-name="T434">erstart </text:span><text:span text:style-name="T438">de</text:span><text:span text:style-name="T434"> computer </text:span><text:span text:style-name="T439">en daarna weer aanmelden als </text:span><text:span text:style-name="Definition"><text:span text:style-name="T431">gebruiker</text:span></text:span><text:span text:style-name="T434">.</text:span></text:p>
          </table:table-cell>
        </table:table-row>
        <table:table-row table:style-name="TableLine9395948767916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3959482090992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10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3959481855888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7"><text:span text:style-name="T440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3959488320624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34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395949037241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3959490373200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107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3959484954608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.</text:span></text:span></text:p>
          </table:table-cell>
        </table:table-row>
        <table:table-row table:style-name="TableLine93959484955392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3959483317648">
          <table:table-cell table:style-name="_33_._5f_Installatie_5f_afronden.A1" office:value-type="string">
            <text:p text:style-name="P89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10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  <table:table-row table:style-name="TableLine93959483317648"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8"/>
          </table:table-cell>
        </table:table-row>
        <table:table-row table:style-name="TableLine93959483317648"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8">De installatie kan nagelopen worden met bestand <text:span text:style-name="T447">App</text:span><text:span text:style-name="T448">s</text:span> in map <text:span text:style-name="T447">kz</text:span> in <text:span text:style-name="T447">Documenten</text:span>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2"/></text:span></text:p>
      <text:p text:style-name="P55"><text:span text:style-name="Strong_20_Emphasis"><text:span text:style-name="T129"/></text:span></text:p>
      <text:list xml:id="list201013328565951" text:continue-numbering="true" text:style-name="L1">
        <text:list-item>
          <text:p text:style-name="P99"><text:span text:style-name="Strong_20_Emphasis"><text:span text:style-name="T423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3959483318352">
          <table:table-cell table:style-name="Tabel2.A1" office:value-type="string">
            <text:p text:style-name="P68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107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8">gebruiker</text:span></text:span><text:span text:style-name="Strong_20_Emphasis"><text:span text:style-name="T159"><text:note text:id="ftn10" text:note-class="footnote"><text:note-citation>1</text:note-citation><text:note-body><text:p text:style-name="P84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3959525806128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3959486071312">
          <table:table-cell table:style-name="Tabel2.A1" office:value-type="string">
            <text:p text:style-name="P76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107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1" text:note-class="footnote"><text:note-citation>2</text:note-citation><text:note-body><text:p text:style-name="P81"><text:span text:style-name="T287">D</text:span>e <text:span text:style-name="T411">Super</text:span>-toets <text:span text:style-name="T287">is </text:span>de Windows<text:span text:style-name="T415">-</text:span><text:span text:style-name="T410">toets</text:span>, <text:span text:style-name="T415">C</text:span>ommand-<text:span text:style-name="T410">toets</text:span>, of <text:span text:style-name="T415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395946834697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395947661643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3959476616432">
          <table:table-cell table:style-name="Tabel2.A1" office:value-type="string">
            <text:p text:style-name="P103"><text:span text:style-name="Strong_20_Emphasis"><text:span text:style-name="T106"><text:s/></text:span></text:span><text:span text:style-name="Strong_20_Emphasis"><text:span text:style-name="T166"><draw:control text:anchor-type="as-char" draw:z-index="28" draw:name="Vorm40_ 1" draw:style-name="gr1" draw:text-style-name="P107" svg:width="0.35cm" svg:height="0.35cm" draw:control="control29"/></text:span></text:span></text:p>
          </table:table-cell>
          <table:table-cell table:style-name="Tabel2.A1" office:value-type="string">
            <text:p text:style-name="P105">Wijzig <text:span text:style-name="T451">A</text:span>chtergrond<text:note text:id="ftn0" text:note-class="footnote"><text:note-citation>3</text:note-citation><text:note-body><text:p text:style-name="P93">Via <text:span text:style-name="T450">een druk op </text:span>d<text:span text:style-name="T343">e </text:span><text:span text:style-name="T344">Super</text:span><text:span text:style-name="T343">-toets, </text:span><text:span text:style-name="T342">zoek </text:span><text:span text:style-name="T345">acht</text:span><text:span text:style-name="T342"> en klik achter </text:span><text:span text:style-name="T345">Instellingen</text:span><text:span text:style-name="T342"> op </text:span><text:span text:style-name="T345">Achtergrond</text:span><text:span text:style-name="T343">.</text:span></text:p></text:note-body></text:note>, zie bestand <text:span text:style-name="T448">A</text:span><text:span text:style-name="T447">chtergrond</text:span> in map <text:span text:style-name="T447">kz</text:span> in <text:span text:style-name="T447">Documenten</text:span>.</text:p>
          </table:table-cell>
        </table:table-row>
        <table:table-row table:style-name="TableLine93959476616432">
          <table:table-cell table:style-name="Tabel2.A1" office:value-type="string">
            <text:p text:style-name="P103"><text:span text:style-name="Strong_20_Emphasis"><text:span text:style-name="T106"><text:s/></text:span></text:span><text:span text:style-name="Strong_20_Emphasis"><text:span text:style-name="T166"><draw:control text:anchor-type="as-char" draw:z-index="29" draw:name="Vorm40_ 2" draw:style-name="gr1" draw:text-style-name="P107" svg:width="0.35cm" svg:height="0.35cm" draw:control="control30"/></text:span></text:span></text:p>
          </table:table-cell>
          <table:table-cell table:style-name="Tabel2.A1" office:value-type="string">
            <text:p text:style-name="P105">Wijzig Gebruikersfoto<text:note text:id="ftn9" text:note-class="footnote"><text:note-citation>4</text:note-citation><text:note-body><text:p text:style-name="P93">Via <text:span text:style-name="T450">een druk op </text:span>d<text:span text:style-name="T343">e </text:span><text:span text:style-name="T344">Super</text:span><text:span text:style-name="T343">-toets, </text:span><text:span text:style-name="T342">zoek </text:span><text:span text:style-name="T345">gebr</text:span><text:span text:style-name="T342"> en klik achter </text:span><text:span text:style-name="T345">Instellingen</text:span><text:span text:style-name="T342"> op </text:span><text:span text:style-name="T345">Gebruikers</text:span><text:span text:style-name="T343">.</text:span></text:p></text:note-body></text:note>, zie bestand <text:span text:style-name="T447">Gebruikersfoto</text:span> in map <text:span text:style-name="T447">kz</text:span> in <text:span text:style-name="T447">Documenten</text:span>.</text:p>
          </table:table-cell>
        </table:table-row>
        <table:table-row table:style-name="TableLine93959501828080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8"/>
          </table:table-cell>
        </table:table-row>
        <table:table-row table:style-name="TableLine93959501828080">
          <table:table-cell table:style-name="Tabel2.A1" office:value-type="string">
            <text:p text:style-name="P40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107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4"/></text:span></text:p>
      <text:p text:style-name="P39"/>
      <text:p text:style-name="P41"><text:span text:style-name="T297">E</text:span><text:span text:style-name="T298">inde c</text:span><text:span text:style-name="T299">hecklist, </text:span><text:span text:style-name="T300">d</text:span><text:span text:style-name="T299">e installatie van </text:span><text:span text:style-name="T299"><text:reference-ref text:reference-format="text" text:ref-name="Distributie">Ubuntu</text:reference-ref></text:span><text:span text:style-name="T299"><text:s/></text:span><text:span text:style-name="T301"><text:reference-ref text:reference-format="text" text:ref-name="Versie">22.04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48"> </text:span><text:span text:style-name="T299"><text:reference-ref text:reference-format="text" text:ref-name="Editie">desktop</text:reference-ref></text:span><text:span text:style-name="T299"><text:s/>is voltooid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4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5-05T20:10:11.612763558">05-05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5T20:10:11.368522518</dc:date>
    <meta:keyword>Installatie</meta:keyword>
    <meta:keyword>Checklist</meta:keyword>
    <meta:keyword>Linux</meta:keyword>
    <meta:editing-cycles>6390</meta:editing-cycles>
    <meta:editing-duration>P11DT6H36M29S</meta:editing-duration>
    <meta:print-date>2021-03-23T20:07:57.967210640</meta:print-date>
    <dc:creator>Karel Zimmer</dc:creator>
    <meta:document-statistic meta:table-count="4" meta:image-count="0" meta:object-count="0" meta:page-count="4" meta:paragraph-count="104" meta:word-count="909" meta:character-count="6237" meta:non-whitespace-character-count="5359"/>
    <meta:user-defined meta:name="Info 1"/>
    <meta:user-defined meta:name="Info 2"/>
    <meta:user-defined meta:name="Info 3"/>
    <meta:user-defined meta:name="Info 4"/>
  </office:meta>
</office:document-meta>
</file>